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rlito" svg:font-family="Carlito" style:font-family-generic="roman" style:font-pitch="variable"/>
    <style:font-face style:name="Corbel" svg:font-family="Corbe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494cm" fo:margin-bottom="0.494cm" style:contextual-spacing="false"/>
    </style:style>
    <style:style style:name="P3" style:family="paragraph" style:parent-style-name="Standard" style:list-style-name="" style:master-page-name="Standard">
      <style:paragraph-properties fo:margin-top="0cm" fo:margin-bottom="0.494cm" style:contextual-spacing="false" style:page-number="auto"/>
      <style:text-properties style:font-name="Times New Roman" fo:font-size="24pt" fo:font-weight="bold" style:letter-kerning="true" style:font-name-asian="Times New Roman1" style:font-size-asian="24pt" style:font-weight-asian="bold" style:font-name-complex="Times New Roman1" style:font-size-complex="24pt" style:font-weight-complex="bold"/>
    </style:style>
    <style:style style:name="P4" style:family="paragraph" style:parent-style-name="Standard">
      <style:paragraph-properties fo:margin-top="0.494cm" fo:margin-bottom="0.494cm" style:contextual-spacing="false"/>
    </style:style>
    <style:style style:name="P5" style:family="paragraph" style:parent-style-name="Standard">
      <style:paragraph-properties fo:margin-top="0.494cm" fo:margin-bottom="0.494cm" style:contextual-spacing="false"/>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6">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7" style:family="paragraph" style:parent-style-name="Standard" style:list-style-name="WWNum7">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8" style:family="paragraph" style:parent-style-name="Standard" style:list-style-name="WWNum8">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9" style:family="paragraph" style:parent-style-name="Standard" style:list-style-name="WWNum9">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0" style:family="paragraph" style:parent-style-name="Standard" style:list-style-name="WWNum10">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1" style:family="paragraph" style:parent-style-name="Standard" style:list-style-name="WWNum11">
      <style:paragraph-properties fo:margin-top="0.494cm" fo:margin-bottom="0.494cm" style:contextual-spacing="false"/>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officeooo:rsid="0017274e" style:font-name-asian="Times New Roman1" style:font-size-asian="12pt" style:font-name-complex="Times New Roman1" style:font-size-complex="12pt"/>
    </style:style>
    <style:style style:name="T3" style:family="text">
      <style:text-properties style:font-name="Times New Roman" fo:font-size="12pt" officeooo:rsid="001822a3" style:font-name-asian="Times New Roman1" style:font-size-asian="12pt" style:font-name-complex="Times New Roman1" style:font-size-complex="12pt"/>
    </style:style>
    <style:style style:name="T4" style:family="text">
      <style:text-properties style:font-name="Times New Roman" fo:font-size="12pt" officeooo:rsid="00193e31"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6" style:family="text">
      <style:text-properties style:font-name="Times New Roman" fo:font-size="12pt" fo:font-weight="bold" officeooo:rsid="001822a3" style:font-name-asian="Times New Roman1" style:font-size-asian="12pt" style:font-weight-asian="bold" style:font-name-complex="Times New Roman1" style:font-size-complex="12pt" style:font-weight-complex="bold"/>
    </style:style>
    <style:style style:name="T7" style:family="text">
      <style:text-properties style:font-name="Times New Roman" fo:font-size="12pt" fo:font-weight="bold" officeooo:rsid="00193e31"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9"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10" style:family="text">
      <style:text-properties style:font-name="Times New Roman" fo:font-size="12pt" fo:font-weight="normal" officeooo:rsid="001822a3" style:font-name-asian="Times New Roman1" style:font-size-asian="12pt" style:font-weight-asian="normal" style:font-name-complex="Times New Roman1" style:font-size-complex="12pt" style:font-weight-complex="normal"/>
    </style:style>
    <style:style style:name="T11" style:family="text">
      <style:text-properties style:font-name="Times New Roman" fo:font-size="12pt" fo:font-weight="normal" officeooo:rsid="00193e31" style:font-name-asian="Times New Roman1" style:font-size-asian="12pt" style:font-weight-asian="normal" style:font-name-complex="Times New Roman1" style:font-size-complex="12pt" style:font-weight-complex="normal"/>
    </style:style>
    <style:style style:name="T12" style:family="text">
      <style:text-properties fo:color="#0000ff" loext:opacity="10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3" style:family="text">
      <style:text-properties fo:color="#0000ff" loext:opacity="100%" style:font-name="Times New Roman" fo:font-size="12pt" style:text-underline-style="solid" style:text-underline-width="auto" style:text-underline-color="font-color" officeooo:rsid="001822a3" style:font-name-asian="Times New Roman1"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Qui sont les lauréats et les lauréates des prix Nobel 2020 ?</text:h>
      <text:p text:style-name="P5">Leurs travaux sur le virus de l’hépatite C, la poésie ou les trous noirs leur ont valu cette prestigieuse récompense. Retour sur la saison 2020. </text:p>
      <text:p text:style-name="P5">Qui sont les lauréats récompensés cette année par un prix Nobel ? Récapitulatif des prix de l’année.</text:p>
      <text:list xml:id="list1025503642" text:style-name="WWNum6">
        <text:list-item>
          <text:h text:style-name="P6" text:outline-level="2">Physiologie-médecine : la découverte du virus de l’hépatite C</text:h>
        </text:list-item>
      </text:list>
      <text:p text:style-name="P2"><text:span text:style-name="T1">Le Britannique</text:span><text:span text:style-name="T5"> Michael Houghton</text:span><text:span text:style-name="T1"> et les Américains </text:span><text:span text:style-name="T5">Harvey Alter</text:span><text:span text:style-name="T1"> et </text:span><text:span text:style-name="T5">Charles Rice</text:span><text:span text:style-name="T9"> </text:span><text:span text:style-name="T10">ont été récompensés lundi 5 octobre</text:span><text:span text:style-name="T1"> par le prix Nobel de physiologie-médecine pour </text:span><text:span text:style-name="T8">« la découverte du virus de l’hépatite C »</text:span><text:span text:style-name="T1">. Ce prix vient couronner la </text:span><text:span text:style-name="T8">« contribution décisive »</text:span><text:span text:style-name="T1"> du trio de virologues à la lutte contre une maladie considérée comme </text:span><text:span text:style-name="T8">« un problème de santé mondial majeur, qui provoque la cirrhose et le cancer du foie »</text:span><text:span text:style-name="T1">, a déclaré le jury Nobel le matin de l’annonce. L’hépatite C cause 400 000 décès chaque année sur la planète, selon l’Organisation mondiale de la santé (estimation de 2016), et on estime que 71 millions d’individus sont porteurs chroniques de cette infection virale.</text:span></text:p>
      <text:p text:style-name="P5">A la fin des années 1970 Harvey Alter avait identifié le fait qu’une contamination hépatique mystérieuse qui n’était ni l’hépatite A ni l’hépatite B avait lieu lors de transfusions. Puis, en 1989, Michael Houghton et son équipe avaient été crédités de la découverte de la séquence génétique du virus. Charles Rice avait quant à lui décortiqué pendant de longues années la façon dont le virus se répliquait. Ses travaux avaient conduit à l’émergence d’un nouveau traitement révolutionnaire au tournant des années 2010, le sofosbuvir.</text:p>
      <text:list xml:id="list1502920948" text:style-name="WWNum7">
        <text:list-item>
          <text:h text:style-name="P7" text:outline-level="2">Physique : des travaux sur les trous noirs récompensés</text:h>
        </text:list-item>
      </text:list>
      <text:p text:style-name="P2"><text:span text:style-name="T1">Le prix Nobel de physiqu</text:span><text:span text:style-name="T3">e a été décerné mardi</text:span><text:span text:style-name="T1"> au chercheur britannique </text:span><text:span text:style-name="T5">Roger Penrose</text:span><text:span text:style-name="T1">, à l’Allemand </text:span><text:span text:style-name="T5">Reinhard Genzel </text:span><text:span text:style-name="T1">et à l’Américaine </text:span><text:span text:style-name="T5">Andrea Ghez</text:span><text:span text:style-name="T8">. </text:span><text:span text:style-name="T1">Roger Penrose a été récompensé pour avoir découvert </text:span><text:span text:style-name="T8">« que la formation d’un trou noir </text:span><text:span text:style-name="T1">[était]</text:span><text:span text:style-name="T8"> une prédiction solide de la théorie de la relativité générale »</text:span><text:span text:style-name="T1">, tandis que Reinhard Genzel et Andrea Ghez ont été primés pour </text:span><text:span text:style-name="T8">« la découverte d’un objet compact supermassif dans le centre de notre galaxie ». </text:span></text:p>
      <text:p text:style-name="P5">Il y a à peine un demi-siècle, l’existence même des trous noirs était encore controversée. L’an passé, ces objets gigantesques réputés invisibles ont pu être montrés pour la première fois sur une image révolutionnaire, signe des progrès accomplis pour percer leurs secrets galactiques.</text:p>
      <text:p text:style-name="P1"/>
      <text:list xml:id="list2538325501" text:style-name="WWNum8">
        <text:list-item>
          <text:h text:style-name="P8" text:outline-level="2">Chimie : un duo de « chirurgiennes des gènes » distingué</text:h>
        </text:list-item>
      </text:list>
      <text:p text:style-name="P2"><text:soft-page-break/><text:span text:style-name="T1">Il s’agit de la première équipe 100 % féminine à recevoir un Nobel scientifique sans un homme. La Française </text:span><text:span text:style-name="T5">Emmanuelle Charpentier</text:span><text:span text:style-name="T1"> et l’Américaine </text:span><text:span text:style-name="T5">Jennifer Doudna </text:span><text:span text:style-name="T1">ont été </text:span><text:span text:style-name="T3">récompensées mercredi</text:span><text:span text:style-name="T1"> pour leur découverte d’un outil moléculaire qui permet </text:span><text:span text:style-name="T8">« de réécrire le code de la vie »</text:span><text:span text:style-name="T1">.</text:span></text:p>
      <text:p text:style-name="P5">En 2012, les deux scientifiques ont mis au jour un nouvel outil capable de simplifier la modification du génome. Le mécanisme s’appelle Crispr-Cas9 et est surnommé « ciseaux moléculaires ». Il est facile d’emploi, peu coûteux et permet aux scientifiques d’aller couper l’ADN exactement là où ils le veulent, pour par exemple créer ou corriger une mutation génétique, voire soigner des maladies rares.</text:p>
      <text:p text:style-name="P5">Les deux lauréates deviennent les sixième et septième femmes à remporter un Nobel de chimie depuis 1901. C’est aussi la quatrième fois seulement qu’un prix scientifique est 100 % féminin, après ceux obtenus en chimie par la Franco-Polonaise Marie Curie en 1911 et par la Britannique Dorothy Crowfoot Hodgkin en 1964, et celui obtenu en physiologie-médecine par l’Américaine Barbara McClintock en 1983.</text:p>
      <text:p text:style-name="P1"/>
      <text:list xml:id="list1778997830" text:style-name="WWNum9">
        <text:list-item>
          <text:h text:style-name="P9" text:outline-level="2">Littérature : le prix décerné à une poétesse américaine</text:h>
        </text:list-item>
      </text:list>
      <text:p text:style-name="P2"><text:span text:style-name="T5">Louise Glüc</text:span><text:span text:style-name="T6">k </text:span><text:span text:style-name="T10"><text:s/>a été remarquée </text:span><text:span text:style-name="T1">pour </text:span><text:span text:style-name="T8">« sa voix poétique caractéristique, qui avec sa beauté austère rend l’existence individuelle universelle »</text:span><text:span text:style-name="T1">, a annoncé jeudi l’Académie suédoise, lors de la remise prix à Stockholm.</text:span></text:p>
      <text:p text:style-name="P2"><text:span text:style-name="T1">Après un premier ouvrage intitulé </text:span><text:span text:style-name="T8">Firstborn</text:span><text:span text:style-name="T1">, la poétesse a rapidement été reconnue comme faisant partie des poètes les plus importants de la littérature américaine contemporaine. Elle a publié douze recueils et quelques volumes d’essais sur la poésie. </text:span><text:span text:style-name="T8">« Ses œuvres se caractérisent par un souci de clarté. L’enfance et la vie de famille, la relation étroite avec les parents et les frères et sœurs sont des thématiques qui sont restées centrales chez elle »</text:span><text:span text:style-name="T1">, a déclaré l’Académie. Louise Glück est professeure d’anglais à l’université Yale.</text:span></text:p>
      <text:p text:style-name="P2"><text:span text:style-name="T8">Averno</text:span><text:span text:style-name="T1"> (2006) est son recueil magistral, une interprétation visionnaire du mythe de la descente aux enfers de Perséphone en captivité d’Hadès, le dieu de la mort. Une autre réalisation spectaculaire est son dernier recueil, </text:span><text:span text:style-name="T8">Nuit fidèle et vertueuse</text:span><text:span text:style-name="T1">. En français, la traduction de cette poétesse est restée jusqu’ici confidentielle, faute de parution en volume. Elle se limite à des revues spécialisées. Louise Glück a consacré un de ses poèmes à Jeanne d’Arc en 1976.</text:span></text:p>
      <text:p text:style-name="P1"/>
      <text:list xml:id="list1065429373" text:style-name="WWNum10">
        <text:list-item>
          <text:h text:style-name="P10" text:outline-level="2">Paix : l’ONU primée pour son Programme alimentaire mondial</text:h>
        </text:list-item>
      </text:list>
      <text:p text:style-name="P2"><text:span text:style-name="T1">Les </text:span><text:span text:style-name="T5">Nations unie</text:span><text:span text:style-name="T7">s </text:span><text:span text:style-name="T11">ont été distinguées </text:span><text:span text:style-name="T1">vendredi pour leur Programme alimentaire mondial (PAM), lequel a permis de nourrir des dizaines de millions de personnes dans le monde, du Yémen à la Corée du Nord. La présidente du comité Nobel, Berit Reiss-Andersen, a salué l’ONU pour « ses </text:span><text:span text:style-name="T8">efforts de lutte contre la faim, pour sa contribution à l’amélioration des </text:span><text:soft-page-break/><text:span text:style-name="T8">conditions de paix dans les zones touchées par les conflits et pour avoir joué un rôle moteur dans les efforts visant à empêcher l’utilisation de la faim comme arme de guerre ». </text:span></text:p>
      <text:p text:style-name="P2"><text:span text:style-name="T1">Opérant aussi bien par hélicoptère qu’à dos d’éléphant ou de chameau, le PAM se présente comme </text:span><text:span text:style-name="T8">« la plus grande organisation humanitaire » :</text:span><text:span text:style-name="T1"> une nécessité, puisque, selon ses estimations, 690 millions de personnes – 1 sur 11 – souffraient de sous-alimentation chronique en 2019. Et sans doute davantage cette année à cause de la pandémie.</text:span></text:p>
      <text:p text:style-name="P5">Fondé en 1961, le PAM, dont le siège est établi à Rome, est financé intégralement par des contributions volontaires. Il dit avoir distribué 15 milliards de rations et assisté 97 millions de personnes dans 88 pays l’an dernier.</text:p>
      <text:list xml:id="list2933390021" text:style-name="WWNum11">
        <text:list-item>
          <text:h text:style-name="P11" text:outline-level="2">Economie : des travaux sur la théorie des enchères primés</text:h>
        </text:list-item>
      </text:list>
      <text:p text:style-name="Standard"><text:span text:style-name="T1">  Les A</text:span><text:span text:style-name="T2">m</text:span><text:span text:style-name="T1">éricains </text:span><text:span text:style-name="T5">Paul Milgrom</text:span><text:span text:style-name="T1">, 72 ans, et </text:span><text:span text:style-name="T5">Robert Wilson</text:span><text:span text:style-name="T1">, 83 ans, </text:span><text:span text:style-name="T4">ont été récompensés </text:span><text:span text:style-name="T1">lundi 12 octobre, pour leurs travaux sur la théorie des enchères. Le </text:span><text:span text:style-name="T8">« prix de la Banque de Suède en sciences économiques en mémoire d’Alfred Nobel »</text:span><text:span text:style-name="T1"> leur est remis pour avoir </text:span><text:span text:style-name="T8">« amélioré la théorie des enchères et inventé de nouveaux formats d’enchères »</text:span><text:span text:style-name="T1"> au </text:span><text:span text:style-name="T8">« bénéfice des vendeurs, des acheteurs et des contribuables du monde entier »</text:span><text:span text:style-name="T1">, a fait savoir le jury de l’Académie royale des sciences de Suède.</text:span></text:p>
      <text:p text:style-name="P2"><text:span text:style-name="T1">Le duo, qui était l’un des favoris pour le prix cette année, est notamment connu pour être à l’origine du concept utilisé pour la vente de licences de bandes de fréquences de télécommunications aux Etats-Unis. Les deux économistes, tous deux enseignants à l’université Stanford, ont également travaillé sur les mécanismes d’attribution des créneaux d’atterrissage dans les aéroports. </text:span><text:span text:style-name="T8">« Les ventes aux enchères sont partout et touchent notre vie quotidienne »</text:span><text:span text:style-name="T1">, relève le jury.</text:span></text:p>
      <text:p text:style-name="P5">L’économie vient clore la saison des Nobels 2020.</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rlito" svg:font-family="Carlito" style:font-family-generic="roman" style:font-pitch="variable"/>
    <style:font-face style:name="Corbel" svg:font-family="Corbe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rlito1" svg:font-family="Carlito"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rlito" fo:font-size="11pt" fo:language="fr" fo:country="FR" style:letter-kerning="false" style:font-name-asian="Calibri" style:font-size-asian="11pt" style:language-asian="en" style:country-asian="US" style:font-name-complex="Carlito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rlito" fo:font-size="11pt" fo:language="fr" fo:country="FR" style:letter-kerning="false" style:font-name-asian="Calibri" style:font-size-asian="11pt" style:language-asian="en" style:country-asian="US" style:font-name-complex="Carlito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2" fo:widows="2" style:writing-mode="lr-tb"/>
      <style:text-properties fo:font-size="10pt" style:font-name-asian="Calibri" style:font-family-asian="Calibri" style:font-family-generic-asian="system" style:font-pitch-asian="variable" style:font-size-asian="10pt" style:language-asian="fr" style:country-asian="FR" style:font-name-complex="Carlito1" style:font-family-complex="Carlito"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auto-update="true" style:default-outline-level="1" style:list-style-name="" style:class="text">
      <style:paragraph-properties fo:margin-top="0.423cm" fo:margin-bottom="0cm" style:contextual-spacing="false" fo:text-align="center" style:justify-single-word="false" fo:keep-together="always" fo:keep-with-next="always"/>
      <style:text-properties fo:color="#0070c0" loext:opacity="100%" fo:font-size="14pt" style:font-name-asian="Calibri" style:font-family-asian="Calibri" style:font-family-generic-asian="system" style:font-pitch-asian="variable" style:font-size-asian="14pt" style:font-name-complex="Carlito1" style:font-family-complex="Carlito" style:font-family-generic-complex="system" style:font-pitch-complex="variable" style:font-size-complex="16pt"/>
    </style:style>
    <style:style style:name="Heading_20_2" style:display-name="Heading 2" style:family="paragraph" style:parent-style-name="Standard" style:next-style-name="Standard" style:auto-update="true" style:default-outline-level="1" style:class="text">
      <style:paragraph-properties fo:margin-top="0.071cm" fo:margin-bottom="0cm" style:contextual-spacing="false" fo:keep-together="always" fo:keep-with-next="always"/>
      <style:text-properties fo:color="#0070c0" loext:opacity="100%" style:font-name-asian="Calibri" style:font-family-asian="Calibri" style:font-family-generic-asian="system" style:font-pitch-asian="variable" style:font-name-complex="Carlito1" style:font-family-complex="Carlito" style:font-family-generic-complex="system" style:font-pitch-complex="variable" style:font-size-complex="13pt"/>
    </style:style>
    <style:style style:name="Heading_20_3" style:display-name="Heading 3" style:family="paragraph" style:parent-style-name="Standard" style:next-style-name="Standard" style:auto-update="true" style:default-outline-level="3" style:list-style-name="" style:class="text">
      <style:paragraph-properties fo:margin-left="1.249cm" fo:margin-right="0cm" fo:margin-top="0.071cm" fo:margin-bottom="0cm" style:contextual-spacing="false" fo:keep-together="always" fo:hyphenation-ladder-count="no-limit" fo:text-indent="0cm" style:auto-text-indent="false" fo:keep-with-next="always">
        <style:tab-stops>
          <style:tab-stop style:position="1.6cm"/>
        </style:tab-stops>
      </style:paragraph-properties>
      <style:text-properties fo:color="#171717" loext:opacity="100%" style:font-name="Corbel" fo:font-family="Corbel" style:font-family-generic="roman" style:font-pitch="variable" fo:font-size="12pt" style:text-underline-style="solid" style:text-underline-width="auto" style:text-underline-color="font-color" style:font-name-asian="Calibri" style:font-family-asian="Calibri" style:font-family-generic-asian="system" style:font-pitch-asian="variable" style:font-size-asian="12pt" style:language-asian="ar" style:country-asian="SA" style:font-name-complex="Carlito1" style:font-family-complex="Carlito" style:font-family-generic-complex="system" style:font-pitch-complex="variable" style:font-size-complex="10pt"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94cm" fo:margin-bottom="0.494cm" style:contextual-spacing="false"/>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No_20_Spacing" style:display-name="No Spacing" style:family="paragraph" style:auto-update="true" style:default-outline-level="">
      <style:paragraph-properties fo:margin-top="0cm" fo:margin-bottom="0cm" style:contextual-spacing="false" fo:line-height="100%" fo:text-align="start" style:justify-single-word="false" fo:orphans="2" fo:widows="2" style:writing-mode="lr-tb"/>
      <style:text-properties fo:font-variant="small-caps" fo:color="#7030a0" loext:opacity="100%" style:font-name="Arial" fo:font-family="Arial" style:font-family-generic="roman" style:font-pitch="variable" fo:language="fr" fo:country="FR" style:font-name-asian="Arial1" style:font-family-asian="Arial" style:font-family-generic-asian="system" style:font-pitch-asian="variable" style:language-asian="fr" style:country-asian="FR" style:font-name-complex="Arial1" style:font-family-complex="Arial" style:font-family-generic-complex="system" style:font-pitch-complex="variable" style:font-size-complex="11pt"/>
    </style:style>
    <style:style style:name="msonorma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title" style:display-name="article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desc" style:display-name="article__desc"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eta"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eta_5f__5f_reading-time" style:display-name="meta__reading-tim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rticle_5f__5f_paragraph" style:display-name="article__paragraph"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uthor_5f__5f_detail" style:display-name="author__detail"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w_5f_most_5f_read_5f_recommendations-articles-type" style:display-name="fw_most_read_recommendations-articles-typ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sert_5f__5f_title" style:display-name="insert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sert_5f__5f_date" style:display-name="insert__dat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notice" style:display-name="capping__notic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title" style:display-name="capping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ping_5f__5f_cta-text" style:display-name="capping__cta-text"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er_5f__5f_title" style:display-name="footer__title" style:family="paragraph" style:parent-style-name="Standard" style:default-outline-level="">
      <style:paragraph-properties fo:margin-top="0.494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Titre_20_1_20_Car" style:display-name="Titre 1 Car" style:family="text" style:parent-style-name="Default_20_Paragraph_20_Font">
      <style:text-properties fo:color="#0070c0" loext:opacity="100%" style:font-name="Carlito" fo:font-family="Carlito" style:font-family-generic="roman" style:font-pitch="variable" fo:font-size="14pt" style:font-name-asian="Calibri" style:font-family-asian="Calibri" style:font-family-generic-asian="system" style:font-pitch-asian="variable" style:font-size-asian="14pt" style:font-name-complex="Carlito1" style:font-family-complex="Carlito" style:font-family-generic-complex="system" style:font-pitch-complex="variable" style:font-size-complex="16pt"/>
    </style:style>
    <style:style style:name="Titre_20_2_20_Car" style:display-name="Titre 2 Car" style:family="text" style:parent-style-name="Default_20_Paragraph_20_Font">
      <style:text-properties fo:color="#0070c0" loext:opacity="100%" fo:font-size="10pt" style:font-name-asian="Calibri" style:font-family-asian="Calibri" style:font-family-generic-asian="system" style:font-pitch-asian="variable" style:font-size-asian="10pt" style:font-name-complex="Carlito1" style:font-family-complex="Carlito" style:font-family-generic-complex="system" style:font-pitch-complex="variable" style:font-size-complex="13pt"/>
    </style:style>
    <style:style style:name="Subtle_20_Emphasis" style:display-name="Subtle Emphasis" style:family="text" style:parent-style-name="Default_20_Paragraph_20_Font">
      <style:text-properties fo:font-variant="small-caps" fo:color="#c45911" loext:opacity="100%" style:font-name="Corbel" fo:font-family="Corbel" style:font-family-generic="roman" style:font-pitch="variable" fo:font-size="14pt" fo:font-style="italic" style:text-underline-style="solid" style:text-underline-width="auto" style:text-underline-color="#ffc000" fo:font-weight="normal" style:font-size-asian="14pt" style:font-style-asian="italic" style:font-weight-asian="normal" style:font-style-complex="italic"/>
    </style:style>
    <style:style style:name="Titre_20_3_20_Car" style:display-name="Titre 3 Car" style:family="text" style:parent-style-name="Default_20_Paragraph_20_Font">
      <style:text-properties fo:color="#171717" loext:opacity="100%" style:font-name="Corbel" fo:font-family="Corbel" style:font-family-generic="roman" style:font-pitch="variable" fo:font-size="12pt" style:text-underline-style="solid" style:text-underline-width="auto" style:text-underline-color="font-color" style:font-name-asian="Calibri" style:font-family-asian="Calibri" style:font-family-generic-asian="system" style:font-pitch-asian="variable" style:font-size-asian="12pt" style:language-asian="ar" style:country-asian="SA" style:font-name-complex="Carlito1" style:font-family-complex="Carlito" style:font-family-generic-complex="system" style:font-pitch-complex="variable"/>
    </style:style>
    <style:style style:name="Titre_20_4_20_Car" style:display-name="Titre 4 Car" style:family="text" style:parent-style-name="Default_20_Paragraph_20_Font">
      <style:text-properties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sr-only" style:family="text" style:parent-style-name="Default_20_Paragraph_20_Font"/>
    <style:style style:name="icon_5f__5f_nav-connexion" style:display-name="icon__nav-connexion" style:family="text" style:parent-style-name="Default_20_Paragraph_20_Font"/>
    <style:style style:name="icon_5f__5f_home" style:display-name="icon__home" style:family="text" style:parent-style-name="Default_20_Paragraph_20_Font"/>
    <style:style style:name="icon_5f__5f_premium" style:display-name="icon__premium" style:family="text" style:parent-style-name="Default_20_Paragraph_20_Font"/>
    <style:style style:name="icon_5f__5f_video" style:display-name="icon__video" style:family="text" style:parent-style-name="Default_20_Paragraph_20_Font"/>
    <style:style style:name="mq-m-le-mag" style:family="text" style:parent-style-name="Default_20_Paragraph_20_Font"/>
    <style:style style:name="meta_5f__5f_date" style:display-name="meta__date" style:family="text" style:parent-style-name="Default_20_Paragraph_20_Font"/>
    <style:style style:name="icon_5f__5f_reading-time" style:display-name="icon__reading-time" style:family="text" style:parent-style-name="Default_20_Paragraph_20_Fon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catcher_5f__5f_title" style:display-name="catcher__title" style:family="text" style:parent-style-name="Default_20_Paragraph_20_Font"/>
    <style:style style:name="catcher_5f__5f_desc" style:display-name="catcher__desc" style:family="text" style:parent-style-name="Default_20_Paragraph_20_Font"/>
    <style:style style:name="author_5f__5f_name" style:display-name="author__name" style:family="text" style:parent-style-name="Default_20_Paragraph_20_Font"/>
    <style:style style:name="fw_5f_most_5f_read_5f_recommendations-article-number" style:display-name="fw_most_read_recommendations-article-number" style:family="text" style:parent-style-name="Default_20_Paragraph_20_Font"/>
    <style:style style:name="fw_5f_most_5f_read_5f_recommendations-article-title" style:display-name="fw_most_read_recommendations-article-title" style:family="text" style:parent-style-name="Default_20_Paragraph_20_Font"/>
    <style:style style:name="icon_5f__5f_information" style:display-name="icon__information" style:family="text" style:parent-style-name="Default_20_Paragraph_20_Font"/>
    <style:style style:name="footer_5f__5f_icon" style:display-name="footer__icon"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ListLabel_20_169" style:display-name="ListLabel 169" style:family="text">
      <style:text-properties fo:font-size="10pt" style:font-size-asian="10pt"/>
    </style:style>
    <style:style style:name="ListLabel_20_170" style:display-name="ListLabel 170" style:family="text">
      <style:text-properties fo:font-size="10pt" style:font-size-asian="10pt"/>
    </style:style>
    <style:style style:name="ListLabel_20_171" style:display-name="ListLabel 171" style:family="text">
      <style:text-properties fo:font-size="10pt" style:font-size-asian="10pt"/>
    </style:style>
    <style:style style:name="ListLabel_20_172" style:display-name="ListLabel 172" style:family="text">
      <style:text-properties fo:font-size="10pt" style:font-size-asian="10pt"/>
    </style:style>
    <style:style style:name="ListLabel_20_173" style:display-name="ListLabel 173" style:family="text">
      <style:text-properties fo:font-size="10pt" style:font-size-asian="10pt"/>
    </style:style>
    <style:style style:name="ListLabel_20_174" style:display-name="ListLabel 174" style:family="text">
      <style:text-properties fo:font-size="10pt" style:font-size-asian="10pt"/>
    </style:style>
    <style:style style:name="ListLabel_20_175" style:display-name="ListLabel 175" style:family="text">
      <style:text-properties fo:font-size="10pt" style:font-size-asian="10pt"/>
    </style:style>
    <style:style style:name="ListLabel_20_176" style:display-name="ListLabel 176" style:family="text">
      <style:text-properties fo:font-size="10pt" style:font-size-asian="10pt"/>
    </style:style>
    <style:style style:name="ListLabel_20_177" style:display-name="ListLabel 177" style:family="text">
      <style:text-properties fo:font-size="10pt" style:font-size-asian="10pt"/>
    </style:style>
    <style:style style:name="ListLabel_20_178" style:display-name="ListLabel 178" style:family="text">
      <style:text-properties fo:font-size="10pt" style:font-size-asian="10pt"/>
    </style:style>
    <style:style style:name="ListLabel_20_179" style:display-name="ListLabel 179" style:family="text">
      <style:text-properties fo:font-size="10pt" style:font-size-asian="10pt"/>
    </style:style>
    <style:style style:name="ListLabel_20_180" style:display-name="ListLabel 180" style:family="text">
      <style:text-properties fo:font-size="10pt" style:font-size-asian="10pt"/>
    </style:style>
    <style:style style:name="ListLabel_20_181" style:display-name="ListLabel 181" style:family="text">
      <style:text-properties fo:font-size="10pt" style:font-size-asian="10pt"/>
    </style:style>
    <style:style style:name="ListLabel_20_182" style:display-name="ListLabel 182" style:family="text">
      <style:text-properties fo:font-size="10pt" style:font-size-asian="10pt"/>
    </style:style>
    <style:style style:name="ListLabel_20_183" style:display-name="ListLabel 183" style:family="text">
      <style:text-properties fo:font-size="10pt" style:font-size-asian="10pt"/>
    </style:style>
    <style:style style:name="ListLabel_20_184" style:display-name="ListLabel 184" style:family="text">
      <style:text-properties fo:font-size="10pt" style:font-size-asian="10pt"/>
    </style:style>
    <style:style style:name="ListLabel_20_185" style:display-name="ListLabel 185" style:family="text">
      <style:text-properties fo:font-size="10pt" style:font-size-asian="10pt"/>
    </style:style>
    <style:style style:name="ListLabel_20_186" style:display-name="ListLabel 186" style:family="text">
      <style:text-properties fo:font-size="10pt" style:font-size-asian="10pt"/>
    </style:style>
    <style:style style:name="ListLabel_20_187" style:display-name="ListLabel 187" style:family="text">
      <style:text-properties fo:font-size="10pt"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font-size="10pt" style:font-size-asian="10pt"/>
    </style:style>
    <style:style style:name="ListLabel_20_190" style:display-name="ListLabel 190" style:family="text">
      <style:text-properties fo:font-size="10pt" style:font-size-asian="10pt"/>
    </style:style>
    <style:style style:name="ListLabel_20_191" style:display-name="ListLabel 191" style:family="text">
      <style:text-properties fo:font-size="10pt" style:font-size-asian="10pt"/>
    </style:style>
    <style:style style:name="ListLabel_20_192" style:display-name="ListLabel 192" style:family="text">
      <style:text-properties fo:font-size="10pt" style:font-size-asian="10pt"/>
    </style:style>
    <style:style style:name="ListLabel_20_193" style:display-name="ListLabel 193" style:family="text">
      <style:text-properties fo:font-size="10pt" style:font-size-asian="10pt"/>
    </style:style>
    <style:style style:name="ListLabel_20_194" style:display-name="ListLabel 194" style:family="text">
      <style:text-properties fo:font-size="10pt" style:font-size-asian="10pt"/>
    </style:style>
    <style:style style:name="ListLabel_20_195" style:display-name="ListLabel 195" style:family="text">
      <style:text-properties fo:font-size="10pt" style:font-size-asian="10pt"/>
    </style:style>
    <style:style style:name="ListLabel_20_196" style:display-name="ListLabel 196" style:family="text">
      <style:text-properties fo:font-size="10pt" style:font-size-asian="10pt"/>
    </style:style>
    <style:style style:name="ListLabel_20_197" style:display-name="ListLabel 197" style:family="text">
      <style:text-properties fo:font-size="10pt" style:font-size-asian="10pt"/>
    </style:style>
    <style:style style:name="ListLabel_20_198" style:display-name="ListLabel 198" style:family="text">
      <style:text-properties fo:font-size="10pt" style:font-size-asian="10pt"/>
    </style:style>
    <style:style style:name="ListLabel_20_199" style:display-name="ListLabel 199" style:family="text">
      <style:text-properties fo:font-size="10pt" style:font-size-asian="10pt"/>
    </style:style>
    <style:style style:name="ListLabel_20_200" style:display-name="ListLabel 200" style:family="text">
      <style:text-properties fo:font-size="10pt" style:font-size-asian="10pt"/>
    </style:style>
    <style:style style:name="ListLabel_20_201" style:display-name="ListLabel 201" style:family="text">
      <style:text-properties fo:font-size="10pt" style:font-size-asian="10pt"/>
    </style:style>
    <style:style style:name="ListLabel_20_202" style:display-name="ListLabel 202" style:family="text">
      <style:text-properties fo:font-size="10pt" style:font-size-asian="10pt"/>
    </style:style>
    <style:style style:name="ListLabel_20_203" style:display-name="ListLabel 203" style:family="text">
      <style:text-properties fo:font-size="10pt" style:font-size-asian="10pt"/>
    </style:style>
    <style:style style:name="ListLabel_20_204" style:display-name="ListLabel 204" style:family="text">
      <style:text-properties fo:font-size="10pt" style:font-size-asian="10pt"/>
    </style:style>
    <style:style style:name="ListLabel_20_205" style:display-name="ListLabel 205" style:family="text">
      <style:text-properties fo:font-size="10pt" style:font-size-asian="10pt"/>
    </style:style>
    <style:style style:name="ListLabel_20_206" style:display-name="ListLabel 206" style:family="text">
      <style:text-properties fo:font-size="10pt" style:font-size-asian="10pt"/>
    </style:style>
    <style:style style:name="ListLabel_20_207" style:display-name="ListLabel 207" style:family="text">
      <style:text-properties fo:font-size="10pt" style:font-size-asian="10pt"/>
    </style:style>
    <text:outline-style style:name="Outline">
      <text:outline-level-style text:level="1" style:num-format="1">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4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5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5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5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6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6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6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7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7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7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7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8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9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9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0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0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0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0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0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0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1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1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1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1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1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1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1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27"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6"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38"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5"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47"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4"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56"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3"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65"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2"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73"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74"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75"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76"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77"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78"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9"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8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8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8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8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8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8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9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9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9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9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9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9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9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9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9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20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0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0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0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0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0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0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251cm" fo:margin-bottom="2.49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r</meta:initial-creator>
    <dc:creator>lau redon</dc:creator>
    <meta:editing-cycles>5</meta:editing-cycles>
    <meta:creation-date>2020-10-16T15:24:00</meta:creation-date>
    <dc:date>2020-10-18T22:29:08.583000000</dc:date>
    <meta:editing-duration>PT5M49S</meta:editing-duration>
    <meta:generator>LibreOffice/7.0.1.2$Windows_X86_64 LibreOffice_project/7cbcfc562f6eb6708b5ff7d7397325de9e764452</meta:generator>
    <meta:document-statistic meta:table-count="0" meta:image-count="0" meta:object-count="0" meta:page-count="3" meta:paragraph-count="25" meta:word-count="1146" meta:character-count="7013" meta:non-whitespace-character-count="58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